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7b6" officeooo:paragraph-rsid="001897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idur@saidur-HP-ProBook-6450b:~$ cd Downloads/contiki/tools/cooja/</text:p>
      <text:p text:style-name="P1">saidur@saidur-HP-ProBook-6450b:~/Downloads/contiki/tools/cooja$ sudo ant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23:23:29.175594434</meta:creation-date>
    <dc:date>2018-01-06T23:24:10.159389364</dc:date>
    <meta:editing-duration>PT42S</meta:editing-duration>
    <meta:editing-cycles>1</meta:editing-cycles>
    <meta:document-statistic meta:table-count="0" meta:image-count="0" meta:object-count="0" meta:page-count="1" meta:paragraph-count="2" meta:word-count="7" meta:character-count="143" meta:non-whitespace-character-count="138"/>
    <meta:generator>LibreOffice/5.1.4.2$Linux_X86_64 LibreOffice_project/10m0$Build-2</meta:generator>
  </office:meta>
</office:document-meta>
</file>